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padding="0.0193in" fo:border="0.06pt solid #d9d9e3"/>
    </style:style>
    <style:style style:name="P2" style:family="paragraph" style:parent-style-name="Text_20_body" style:list-style-name="L1">
      <style:paragraph-properties fo:padding="0.0193in" fo:border="0.06pt solid #d9d9e3"/>
    </style:style>
    <style:style style:name="P3" style:family="paragraph" style:parent-style-name="Text_20_body" style:list-style-name="L2">
      <style:paragraph-properties fo:padding="0.0193in" fo:border="0.06pt solid #d9d9e3"/>
    </style:style>
    <style:style style:name="T1" style:family="text">
      <style:text-properties loext:padding="0.0193in" loext:border="0.06pt solid #d9d9e3"/>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tle: What Happens When You Type "<text:a xlink:type="simple" xlink:href="https://www.google.com/" office:target-frame-name="_new" xlink:show="replace" text:style-name="Internet_20_link" text:visited-style-name="Visited_20_Internet_20_Link"><text:span text:style-name="T1">https://www.google.com</text:span></text:a>" in Your Browser?</text:p>
      <text:p text:style-name="P1">Introduction: Ever wondered what occurs when you type "<text:a xlink:type="simple" xlink:href="https://www.google.com/" office:target-frame-name="_new" xlink:show="replace" text:style-name="Internet_20_link" text:visited-style-name="Visited_20_Internet_20_Link"><text:span text:style-name="T1">https://www.google.com</text:span></text:a>" and hit Enter in your browser? Let's unravel the process step by step to understand how your request to access Google's homepage unfolds.</text:p>
      <text:list xml:id="list2629867553" text:style-name="L2">
        <text:list-item>
          <text:p text:style-name="P3">DNS Request: Your browser sends a request to convert the domain name "<text:a xlink:type="simple" xlink:href="http://www.google.com/" office:target-frame-name="_new" xlink:show="replace" text:style-name="Internet_20_link" text:visited-style-name="Visited_20_Internet_20_Link"><text:span text:style-name="T1">www.google.com</text:span></text:a>" into an IP address through a DNS resolver.</text:p>
        </text:list-item>
        <text:list-item>
          <text:p text:style-name="P3">TCP/IP: Once the IP address is obtained, your browser establishes a connection using TCP/IP protocols.</text:p>
        </text:list-item>
        <text:list-item>
          <text:p text:style-name="P3">Firewall: Packets of data pass through a firewall, which filters network traffic based on predefined rules.</text:p>
        </text:list-item>
        <text:list-item>
          <text:p text:style-name="P3">HTTPS/SSL: If you used "https://" in the address, an encrypted connection is established using HTTPS/SSL protocols.</text:p>
        </text:list-item>
        <text:list-item>
          <text:p text:style-name="P3">Load-balancer: A load-balancer evenly distributes the request to multiple servers to ensure optimal resource utilization.</text:p>
        </text:list-item>
        <text:list-item>
          <text:p text:style-name="P3">Web Server: The load-balancer forwards the request to one of Google's web servers, which retrieves the requested web page.</text:p>
        </text:list-item>
        <text:list-item>
          <text:p text:style-name="P3">Application Server: For dynamic web applications, an application server executes server-side code, interacts with databases, and generates dynamic content.</text:p>
        </text:list-item>
        <text:list-item>
          <text:p text:style-name="P3">Database: In some cases, the application server communicates with a database server to fetch required data.</text:p>
        </text:list-item>
      </text:list>
      <text:p text:style-name="P1">Conclusion: Typing a web address initiates a series of interactions, including DNS resolution, establishing connections, security protocols, load balancing, web server handling, and potential database interactions. Understanding this process gives us insight into the inner workings of the we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4T13:05:50.708273306</meta:creation-date>
    <dc:date>2023-07-14T13:11:12.063744147</dc:date>
    <meta:editing-duration>PT5M27S</meta:editing-duration>
    <meta:editing-cycles>1</meta:editing-cycles>
    <meta:document-statistic meta:table-count="0" meta:image-count="0" meta:object-count="0" meta:page-count="1" meta:paragraph-count="11" meta:word-count="226" meta:character-count="1558" meta:non-whitespace-character-count="1351"/>
    <meta:generator>LibreOffice/7.3.7.2$Linux_X86_64 LibreOffice_project/30$Build-2</meta:generator>
  </office:meta>
</office:document-meta>
</file>